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Hack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Hack" fo:font-size="10pt" fo:font-weight="bold" officeooo:paragraph-rsid="00137c08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Hack" fo:font-size="10pt" fo:font-weight="bold" officeooo:paragraph-rsid="0014511f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Hack" fo:font-size="10pt" fo:font-weight="bold" officeooo:paragraph-rsid="00242d7e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Hack" fo:font-size="12pt" fo:font-weight="bold" officeooo:paragraph-rsid="00137c08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text-properties fo:font-size="12pt" officeooo:paragraph-rsid="00137c08" style:font-size-asian="12pt" style:font-size-complex="12pt"/>
    </style:style>
    <style:style style:name="P9" style:family="paragraph" style:parent-style-name="Standard">
      <style:text-properties fo:font-size="12pt" officeooo:rsid="00137c08" officeooo:paragraph-rsid="00198ea1" style:font-size-asian="12pt" style:font-size-complex="12pt"/>
    </style:style>
    <style:style style:name="P10" style:family="paragraph" style:parent-style-name="Standard">
      <style:text-properties fo:font-size="12pt" officeooo:rsid="00137c08" officeooo:paragraph-rsid="00137c08" style:font-size-asian="12pt" style:font-size-complex="12pt"/>
    </style:style>
    <style:style style:name="P11" style:family="paragraph" style:parent-style-name="Standard">
      <style:text-properties fo:font-size="12pt" officeooo:rsid="00137c08" officeooo:paragraph-rsid="0013da19" style:font-size-asian="12pt" style:font-size-complex="12pt"/>
    </style:style>
    <style:style style:name="P12" style:family="paragraph" style:parent-style-name="Standard">
      <style:text-properties fo:font-size="12pt" officeooo:paragraph-rsid="00198ea1" style:font-size-asian="12pt" style:font-size-complex="12pt"/>
    </style:style>
    <style:style style:name="P13" style:family="paragraph" style:parent-style-name="Standard">
      <style:text-properties fo:font-size="12pt" officeooo:paragraph-rsid="00101985" style:font-size-asian="12pt" style:font-size-complex="12pt"/>
    </style:style>
    <style:style style:name="P14" style:family="paragraph" style:parent-style-name="Standard">
      <style:text-properties fo:font-size="12pt" officeooo:paragraph-rsid="00242d7e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7c08" style:font-weight-asian="bold" style:font-weight-complex="bold"/>
    </style:style>
    <style:style style:name="T3" style:family="text">
      <style:text-properties officeooo:rsid="000fcb13"/>
    </style:style>
    <style:style style:name="T4" style:family="text">
      <style:text-properties officeooo:rsid="0011ab3e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11ab3e" style:font-size-asian="10pt" style:font-size-complex="10pt"/>
    </style:style>
    <style:style style:name="T7" style:family="text">
      <style:text-properties fo:font-size="10pt" officeooo:rsid="001322d7" style:font-size-asian="10pt" style:font-size-complex="10pt"/>
    </style:style>
    <style:style style:name="T8" style:family="text">
      <style:text-properties fo:font-size="10pt" officeooo:rsid="00137c08" style:font-size-asian="10pt" style:font-size-complex="10pt"/>
    </style:style>
    <style:style style:name="T9" style:family="text">
      <style:text-properties fo:font-size="10pt" officeooo:rsid="001cdb41" style:font-size-asian="10pt" style:font-size-complex="10pt"/>
    </style:style>
    <style:style style:name="T10" style:family="text">
      <style:text-properties fo:font-size="10pt" officeooo:rsid="001e06dc" style:font-size-asian="10pt" style:font-size-complex="10pt"/>
    </style:style>
    <style:style style:name="T11" style:family="text">
      <style:text-properties fo:font-size="10pt" officeooo:rsid="001ec257" style:font-size-asian="10pt" style:font-size-complex="10pt"/>
    </style:style>
    <style:style style:name="T12" style:family="text">
      <style:text-properties fo:font-size="10pt" officeooo:rsid="00242d7e" style:font-size-asian="10pt" style:font-size-complex="10pt"/>
    </style:style>
    <style:style style:name="T13" style:family="text">
      <style:text-properties fo:font-size="10pt" officeooo:rsid="002912e6" style:font-size-asian="10pt" style:font-size-complex="10pt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officeooo:rsid="00137c08" style:font-size-asian="10pt" style:font-weight-asian="bold" style:font-size-complex="10pt" style:font-weight-complex="bold"/>
    </style:style>
    <style:style style:name="T16" style:family="text">
      <style:text-properties fo:font-size="10pt" fo:font-weight="normal" officeooo:rsid="00137c08" style:font-size-asian="10pt" style:font-weight-asian="normal" style:font-size-complex="10pt" style:font-weight-complex="normal"/>
    </style:style>
    <style:style style:name="T17" style:family="text">
      <style:text-properties fo:font-size="10pt" fo:font-weight="normal" officeooo:rsid="001dd0fe" style:font-size-asian="10pt" style:font-weight-asian="normal" style:font-size-complex="10pt" style:font-weight-complex="normal"/>
    </style:style>
    <style:style style:name="T18" style:family="text">
      <style:text-properties officeooo:rsid="001322d7"/>
    </style:style>
    <style:style style:name="T19" style:family="text">
      <style:text-properties officeooo:rsid="00137c08"/>
    </style:style>
    <style:style style:name="T20" style:family="text">
      <style:text-properties fo:font-weight="normal" officeooo:rsid="00137c08" style:font-weight-asian="normal" style:font-weight-complex="normal"/>
    </style:style>
    <style:style style:name="T21" style:family="text">
      <style:text-properties fo:font-weight="normal" officeooo:rsid="001dd0fe" style:font-weight-asian="normal" style:font-weight-complex="normal"/>
    </style:style>
    <style:style style:name="T22" style:family="text">
      <style:text-properties style:font-name="Hack" fo:font-weight="bold" style:font-weight-asian="bold" style:font-weight-complex="bold"/>
    </style:style>
    <style:style style:name="T23" style:family="text">
      <style:text-properties style:font-name="Hack" fo:font-size="10pt" fo:font-weight="bold" style:font-size-asian="10pt" style:font-weight-asian="bold" style:font-size-complex="10pt" style:font-weight-complex="bold"/>
    </style:style>
    <style:style style:name="T24" style:family="text">
      <style:text-properties officeooo:rsid="001cdb41"/>
    </style:style>
    <style:style style:name="T25" style:family="text">
      <style:text-properties officeooo:rsid="001e06dc"/>
    </style:style>
    <style:style style:name="T26" style:family="text">
      <style:text-properties officeooo:rsid="001ec257"/>
    </style:style>
    <style:style style:name="T27" style:family="text">
      <style:text-properties officeooo:rsid="00242d7e"/>
    </style:style>
    <style:style style:name="T28" style:family="text">
      <style:text-properties officeooo:rsid="00250901"/>
    </style:style>
    <style:style style:name="T29" style:family="text">
      <style:text-properties officeooo:rsid="002912e6"/>
    </style:style>
    <style:style style:name="T30" style:family="text">
      <style:text-properties officeooo:rsid="00330196"/>
    </style:style>
    <style:style style:name="T31" style:family="text">
      <style:text-properties officeooo:rsid="003bf4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YTHON: MODULES</text:p>
      <text:p text:style-name="P7">@company: Usbong Social Systems, Inc. (USBONG)</text:p>
      <text:p text:style-name="P7">@website: www.usbong.ph</text:p>
      <text:p text:style-name="P7">@author: SYSON, MICHAEL <text:span text:style-name="T18">B.</text:span></text:p>
      <text:p text:style-name="P7">@date created: 20200619</text:p>
      <text:p text:style-name="P7">@last updated: 20200<text:span text:style-name="T18">923</text:span></text:p>
      <text:p text:style-name="P7">@open source: Apache License Version 2.0</text:p>
      <text:p text:style-name="P7"/>
      <text:p text:style-name="P6">I. Version:</text:p>
      <text:p text:style-name="P7">1) Python3 (version: 3.8.2)</text:p>
      <text:p text:style-name="P7">--&gt; https://www.python.org/; last accessed: 20200619</text:p>
      <text:p text:style-name="P7">2) LUBUNTU Operating System (version: 20.04 LTS)</text:p>
      <text:p text:style-name="P7">--&gt; https://lubuntu.me/; last accessed: 20200619</text:p>
      <text:p text:style-name="P7"/>
      <text:p text:style-name="P6">II. Commands:</text:p>
      <text:p text:style-name="P6">1) Execute Python module, <text:bookmark-start text:name="__DdeLink__179_270250485"/>"<text:bookmark-end text:name="__DdeLink__179_270250485"/>halimbawa.py", as <text:span text:style-name="T31">a </text:span>list of instructions, in Terminal.</text:p>
      <text:p text:style-name="P6"/>
      <text:p text:style-name="P1">python3 halimbawa.py</text:p>
      <text:p text:style-name="P6"/>
      <text:p text:style-name="P6">Output:</text:p>
      <text:p text:style-name="P7">Kumusta po!</text:p>
      <text:p text:style-name="P7">Kumusta! </text:p>
      <text:p text:style-name="P7"/>
      <text:p text:style-name="P8"><text:bookmark-start text:name="__DdeLink__171_270250485"/><text:span text:style-name="T1">1.1) </text:span><text:span text:style-name="T2">Notes</text:span><text:span text:style-name="T1">:</text:span></text:p>
      <text:p text:style-name="P8"><text:span text:style-name="T20">1.1.1)</text:span><text:span text:style-name="T2"> </text:span><text:span text:style-name="T20">Create a new file using a text-editor tool, e.g. featherpad, notepad.</text:span></text:p>
      <text:p text:style-name="P8"><text:span text:style-name="T20">1.1.2) Write the following two (2) rows of instructions.</text:span></text:p>
      <text:p text:style-name="P8"><text:span text:style-name="T20"/></text:p>
      <text:p text:style-name="P2"><text:bookmark-end text:name="__DdeLink__171_270250485"/>print ("Kumusta po!")</text:p>
      <text:p text:style-name="P2">print ("Kumusta!")</text:p>
      <text:p text:style-name="P5"/>
      <text:p text:style-name="P9"><text:bookmark-start text:name="__DdeLink__174_270250485"/>1.1.3) Save the file as <text:span text:style-name="T1">"halimbawa.py"</text:span>.</text:p>
      <text:p text:style-name="P10">--&gt; In notepad, add the quotation marks as value for the filename field.<text:bookmark-end text:name="__DdeLink__174_270250485"/></text:p>
      <text:p text:style-name="P8"/>
      <text:p text:style-name="P7"><text:bookmark-start text:name="__DdeLink__168_270250485"/><text:span text:style-name="T1">1.</text:span><text:span text:style-name="T2">2</text:span><text:span text:style-name="T1">) Reminders:</text:span></text:p>
      <text:p text:style-name="P7"><text:bookmark-end text:name="__DdeLink__168_270250485"/>1.<text:span text:style-name="T19">2</text:span>.1) Re-verify that your current location, e.g. directory, folder, in Terminal is equal with that of the Python module, "halimbawa.py".</text:p>
      <text:p text:style-name="P7">1.<text:span text:style-name="T19">2</text:span>.2) We execute the command in the Terminal Window, not in the Python Window.</text:p>
      <text:p text:style-name="P7">1.<text:span text:style-name="T19">2</text:span>.3) We can use ampersand, i.e. "&amp;", without space before it, so that we do not need to open another Terminal Window.</text:p>
      <text:p text:style-name="P7">--&gt; This is due to the computer creating a new process when we send the command to execute the Python module.</text:p>
      <text:p text:style-name="P7">--&gt; Example: <text:span text:style-name="T23">python3 halimbawa.py&amp;</text:span></text:p>
      <text:p text:style-name="P7">1.<text:span text:style-name="T24">2</text:span>.4) We can use featherpad as our text editor in LUBUNTU</text:p>
      <text:p text:style-name="P7">--&gt; Example: <text:span text:style-name="T23">featherpad halimbawa.py&amp;</text:span></text:p>
      <text:p text:style-name="P7"/>
      <text:p text:style-name="P6">2) Execute Python module, "halimbawaDefinedSet.py", as <text:span text:style-name="T30">a </text:span>file with defined set of instructions in the Python Window.</text:p>
      <text:p text:style-name="P6"/>
      <text:p text:style-name="P3">&gt;&gt;&gt; import <text:bookmark-start text:name="__DdeLink__177_270250485"/>halimbawaDefinedSet<text:bookmark-end text:name="__DdeLink__177_270250485"/></text:p>
      <text:p text:style-name="P1">&gt;&gt;&gt; halimbawaDefinedSet.greet()</text:p>
      <text:p text:style-name="P6"/>
      <text:p text:style-name="P6">Output: </text:p>
      <text:p text:style-name="P7">Kumusta po!</text:p>
      <text:p text:style-name="P7"/>
      <text:p text:style-name="P8"><text:span text:style-name="T2">2</text:span><text:span text:style-name="T1">.1) </text:span><text:span text:style-name="T2">Notes</text:span><text:span text:style-name="T1">:</text:span></text:p>
      <text:p text:style-name="P8"><text:span text:style-name="T21">2</text:span><text:span text:style-name="T20">.1.1)</text:span><text:span text:style-name="T2"> </text:span><text:span text:style-name="T20">Create a new file using a text-editor tool, e.g. featherpad, notepad.</text:span></text:p>
      <text:p text:style-name="P8"><text:span text:style-name="T21">2</text:span><text:span text:style-name="T20">.1.2) Write the following two (2) rows of instructions.</text:span></text:p>
      <text:p text:style-name="P2"/>
      <text:p text:style-name="P2">def greet():</text:p>
      <text:p text:style-name="P2"><text:tab/>print ("Kumusta po!")</text:p>
      <text:p text:style-name="P9"/>
      <text:p text:style-name="P12"><text:span text:style-name="T25">2</text:span><text:span text:style-name="T19">.1.3) Save the file as </text:span><text:span text:style-name="T2">"halimbawaDefinedSet.py"</text:span><text:span text:style-name="T19">.</text:span></text:p>
      <text:p text:style-name="P11">--&gt; In notepad, add the quotation marks as value for the filename field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7"><text:span text:style-name="T1">2.</text:span><text:span text:style-name="T2">2</text:span><text:span text:style-name="T1">) Reminders:</text:span></text:p>
      <text:p text:style-name="P7">2.<text:span text:style-name="T26">2</text:span>.1) Re-verify that your current location, e.g. directory, folder, in Terminal is equal with that of the Python module, "halimbawaDefinedSet.py".</text:p>
      <text:p text:style-name="P7">2.<text:span text:style-name="T26">2</text:span>.2) We execute the command in the Python Window, not in the Terminal Window.</text:p>
      <text:p text:style-name="P7">2.<text:span text:style-name="T26">2</text:span>.3) We do not need to add ".py" in the Python module, <text:s/>"halimbawaDefinedSet", when executing the import command.</text:p>
      <text:p text:style-name="P7">2.<text:span text:style-name="T29">2</text:span>.4) We can set a shorter name of the already defined set of instructions in the file to be quickly reusable.</text:p>
      <text:p text:style-name="P13">--&gt; Example: </text:p>
      <text:p text:style-name="P13"/>
      <text:p text:style-name="P1">&gt;&gt;&gt; g = halimbawaDefinedSet.greet</text:p>
      <text:p text:style-name="P1">&gt;&gt;&gt; g()</text:p>
      <text:p text:style-name="P6"/>
      <text:p text:style-name="P6">Output:</text:p>
      <text:p text:style-name="P7">Kumusta po!</text:p>
      <text:p text:style-name="P7"/>
      <text:p text:style-name="P7">2.<text:span text:style-name="T29">2</text:span>.<text:span text:style-name="T4">5</text:span>) Whenever we update the Python Module file, we can use the following commands to quickly reload it.</text:p>
      <text:p text:style-name="P1"/>
      <text:p text:style-name="P1">&gt;&gt;&gt; from importlib import reload</text:p>
      <text:p text:style-name="P1">&gt;&gt;&gt; reload(halimbawaDefinedSet)</text:p>
      <text:p text:style-name="P6"/>
      <text:p text:style-name="P6">III. Problem &amp; Answer:</text:p>
      <text:p text:style-name="P7">1) Problem: The following Python command does not execute successfully.</text:p>
      <text:p text:style-name="P7"/>
      <text:p text:style-name="P1">&gt;&gt;&gt; import turtle</text:p>
      <text:p text:style-name="P6"/>
      <text:p text:style-name="P7"><text:span text:style-name="T3">1) </text:span>Answer: Write and enter in the Terminal Window the following command to download the "tkinter" module.</text:p>
      <text:p text:style-name="P7"/>
      <text:p text:style-name="P1">sudo apt install python3-tk</text:p>
      <text:p text:style-name="P6"/>
      <text:p text:style-name="P7">Done!You should now be able to execute the command successfully.</text:p>
      <text:p text:style-name="P7"/>
      <text:p text:style-name="P6">IV. References:</text:p>
      <text:p text:style-name="P7">1) https://docs.python.org/3/download.html; last accessed: 20200619</text:p>
      <text:p text:style-name="P7">2) https://stackoverflow.com/questions/39905346/how-to-install-turtle-with-python3-on-linux; last accessed: 20200625</text:p>
      <text:p text:style-name="P7"/>
      <text:p text:style-name="P6">V. Additional Notes: UNIX Commands</text:p>
      <text:p text:style-name="P7">1) Change directory</text:p>
      <text:p text:style-name="P1"/>
      <text:p text:style-name="P1">cd &lt;directory&gt;</text:p>
      <text:p text:style-name="P1"/>
      <text:p text:style-name="P7">2) Change directory to the parent directory</text:p>
      <text:p text:style-name="P1"/>
      <text:p text:style-name="P1">cd ..</text:p>
      <text:p text:style-name="P1"/>
      <text:p text:style-name="P7"><text:bookmark-start text:name="__DdeLink__185_270250485"/><text:bookmark-start text:name="__DdeLink__182_270250485"/>3) List the files inside the current directory</text:p>
      <text:p text:style-name="P1"><text:bookmark-end text:name="__DdeLink__182_270250485"/></text:p>
      <text:p text:style-name="P1">ls<text:bookmark-end text:name="__DdeLink__185_270250485"/></text:p>
      <text:p text:style-name="P14"/>
      <text:p text:style-name="P14"><text:span text:style-name="T27">4</text:span><text:bookmark-start text:name="__DdeLink__182_2702504851"/>) List the files inside the current directory <text:span text:style-name="T27">with details</text:span></text:p>
      <text:p text:style-name="P4"><text:bookmark-end text:name="__DdeLink__182_2702504851"/></text:p>
      <text:p text:style-name="P4">ls -<text:span text:style-name="T27">l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5.56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7T09:48:58.045966885</meta:creation-date>
    <dc:date>2020-09-23T14:50:31.237891306</dc:date>
    <meta:editing-duration>PT1H46M38S</meta:editing-duration>
    <meta:editing-cycles>43</meta:editing-cycles>
    <meta:generator>LibreOffice/6.4.5.2$Linux_X86_64 LibreOffice_project/40$Build-2</meta:generator>
    <meta:document-statistic meta:table-count="0" meta:image-count="0" meta:object-count="0" meta:page-count="2" meta:paragraph-count="76" meta:word-count="505" meta:character-count="3335" meta:non-whitespace-character-count="2909"/>
  </office:meta>
</office:document-meta>
</file>